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f6968" officeooo:paragraph-rsid="000f6968"/>
    </style:style>
    <style:style style:name="P2" style:family="paragraph" style:parent-style-name="Heading_20_1">
      <style:text-properties officeooo:rsid="000f6968" officeooo:paragraph-rsid="000f6968"/>
    </style:style>
    <style:style style:name="P3" style:family="paragraph" style:parent-style-name="Heading_20_2">
      <style:text-properties officeooo:rsid="000f6968" officeooo:paragraph-rsid="000f69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4b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udzie</text:h>
      <text:h text:style-name="P3" text:outline-level="2">Cechy rasowe</text:h>
      <text:p text:style-name="P1">Ciężko czynić jakiekolwiek uogólnienia o ludziach, ale Twój człowiek posiada poniższe cechy.</text:p>
      <text:p text:style-name="P1"><text:span text:style-name="T1">Zwiększenie wartości atrybutów</text:span>: Każdy z Twoich atrybutów wzrasta o 1.</text:p>
      <text:p text:style-name="P1"><text:span text:style-name="T1">Wiek</text:span>: Ludzie osiągają dojrzałość w swoich późnych latach nastoletnich i żyją mniej niż wiek.</text:p>
      <text:p text:style-name="P1"><text:span text:style-name="T1">Charakter</text:span>: Ludzie nie mają żadnego rasowego charakteru. Można <text:span text:style-name="T2">wś</text:span>ród nich znaleźć najgorszych i najlepszych.</text:p>
      <text:p text:style-name="P1"><text:span text:style-name="T1">Rozmiar</text:span>: Ludzie mają różne wysokości i budowy ciała, od ledwie 5 stóp dp ponad 6. Mimo to, Twój rozmiar to Średni.</text:p>
      <text:p text:style-name="P1"><text:span text:style-name="T1">Szybkość</text:span>: Posiadasz szybkość 30 stóp.</text:p>
      <text:p text:style-name="P1"><text:span text:style-name="T1">Języki</text:span>: Mówisz, piszesz i czytasz we wspólnym i jeszcze jednym języku Twojego wyboru. Ludzie najczęściej uczą się języków innych ras, z którymi wchodzą w interakcje, wliczając pomniejsze dialekty. Często wrzucają do swojej mowy wyrażenia z innych języków: orcze przekleństwa, elfickie wyrażenia muzyczne, militarne frazy z krasnoludzkiego itp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0T02:00:40.887000000</dc:date>
    <meta:editing-duration>PT5M10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9" meta:word-count="126" meta:character-count="872" meta:non-whitespace-character-count="755"/>
  </office:meta>
</office:document-meta>
</file>